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mic Sans" svg:font-family="'Comic Sans'" style:font-family-generic="script" style:font-pitch="variable"/>
    <style:font-face style:name="Comic Sans1" svg:font-family="'Comic Sans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loext:graphic-properties draw:fill="none"/>
      <style:paragraph-properties fo:margin-top="0cm" fo:margin-bottom="0cm" style:contextual-spacing="false" fo:line-height="115%" fo:background-color="transparent"/>
      <style:text-properties officeooo:rsid="00188e65" officeooo:paragraph-rsid="00188e65"/>
    </style:style>
    <style:style style:name="P2" style:family="paragraph" style:parent-style-name="Text_20_body">
      <style:text-properties officeooo:rsid="001c9d82" officeooo:paragraph-rsid="001c9d82"/>
    </style:style>
    <style:style style:name="P3" style:family="paragraph" style:parent-style-name="Text_20_body">
      <style:text-properties officeooo:rsid="001f9ad0" officeooo:paragraph-rsid="001f9ad0"/>
    </style:style>
    <style:style style:name="P4" style:family="paragraph" style:parent-style-name="Text_20_body" style:list-style-name="L1" style:master-page-name="">
      <loext:graphic-properties draw:fill="none"/>
      <style:paragraph-properties fo:margin-top="0cm" fo:margin-bottom="0cm" style:contextual-spacing="false" fo:line-height="115%" style:page-number="auto" fo:background-color="transparent"/>
      <style:text-properties officeooo:paragraph-rsid="00188e65"/>
    </style:style>
    <style:style style:name="P5" style:family="paragraph" style:parent-style-name="Text_20_body" style:list-style-name="L1">
      <loext:graphic-properties draw:fill="none"/>
      <style:paragraph-properties fo:margin-top="0cm" fo:margin-bottom="0cm" style:contextual-spacing="false" fo:line-height="115%" fo:background-color="transparent"/>
      <style:text-properties officeooo:paragraph-rsid="00188e65"/>
    </style:style>
    <style:style style:name="P6" style:family="paragraph" style:parent-style-name="Text_20_body" style:list-style-name="L1">
      <loext:graphic-properties draw:fill="none"/>
      <style:paragraph-properties fo:margin-top="0cm" fo:margin-bottom="0cm" style:contextual-spacing="false" fo:line-height="115%" fo:background-color="transparent"/>
      <style:text-properties officeooo:rsid="0015b214" officeooo:paragraph-rsid="00188e65"/>
    </style:style>
    <style:style style:name="P7" style:family="paragraph" style:parent-style-name="Text_20_body" style:list-style-name="L1">
      <loext:graphic-properties draw:fill="none"/>
      <style:paragraph-properties fo:margin-top="0cm" fo:margin-bottom="0cm" style:contextual-spacing="false" fo:line-height="115%" fo:background-color="transparent"/>
      <style:text-properties officeooo:rsid="00188e65" officeooo:paragraph-rsid="00188e6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mic Sans1" fo:font-weight="bold" style:font-name-asian="Noto Sans CJK SC" style:font-weight-asian="bold" style:font-name-complex="Lohit Devanagari1" style:font-weight-complex="bold"/>
    </style:style>
    <style:style style:name="T3" style:family="text">
      <style:text-properties officeooo:rsid="0012108a"/>
    </style:style>
    <style:style style:name="T4" style:family="text">
      <style:text-properties officeooo:rsid="0015b214"/>
    </style:style>
    <style:style style:name="T5" style:family="text">
      <style:text-properties officeooo:rsid="000f1404"/>
    </style:style>
    <style:style style:name="T6" style:family="text">
      <style:text-properties officeooo:rsid="00133bea"/>
    </style:style>
    <style:style style:name="T7" style:family="text">
      <style:text-properties officeooo:rsid="00188e65"/>
    </style:style>
    <style:style style:name="T8" style:family="text">
      <style:text-properties officeooo:rsid="001e1e7a"/>
    </style:style>
    <style:style style:name="T9" style:family="text">
      <style:text-properties officeooo:rsid="001f4128"/>
    </style:style>
    <style:style style:name="T10" style:family="text">
      <style:text-properties officeooo:rsid="001f9ad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2">GIOCO DI RUOLO ANI</text:span><text:span text:style-name="T1">MATORI</text:span></text:p>
      <text:h text:style-name="Heading_20_3" text:outline-level="3">Ruoli:</text:h>
      <text:list text:style-name="L1">
        <text:list-item>
          <text:p text:style-name="P4"><text:span text:style-name="T5">capo-animatore </text:span><text:span text:style-name="T3">rispettato dagli altri</text:span></text:p>
        </text:list-item>
        <text:list-item>
          <text:p text:style-name="P5"><text:span text:style-name="T3">responsabile dei giochi </text:span><text:span text:style-name="T7">(</text:span><text:span text:style-name="T3">perfettin</text:span><text:span text:style-name="T7">o)</text:span></text:p>
        </text:list-item>
        <text:list-item>
          <text:p text:style-name="P5"><text:span text:style-name="T6">simpatico (il preferito dei ragazzi </text:span><text:span text:style-name="T4">che di solito spiega i giochi</text:span><text:span text:style-name="T6">)</text:span></text:p>
        </text:list-item>
        <text:list-item>
          <text:p text:style-name="P6">responsabile dei balli</text:p>
        </text:list-item>
        <text:list-item>
          <text:p text:style-name="P6">responsabile dei materiali</text:p>
        </text:list-item>
        <text:list-item>
          <text:p text:style-name="P7">responsabile audio/tecnologia</text:p>
        </text:list-item>
        <text:list-item>
          <text:p text:style-name="P7">responsabile scenetta</text:p>
        </text:list-item>
      </text:list>
      <text:p text:style-name="P1"/>
      <text:h text:style-name="Heading_20_3" text:outline-level="3"><text:span text:style-name="T10">Preparazione</text:span>:</text:h>
      <text:p text:style-name="P2">Si distribuisce un ruolo a testa escludendo circa <text:span text:style-name="T8">1/3 </text:span><text:span text:style-name="T9">dei partecipanti (questi avranno il ruolo di osservatori) gli altri 2/3 di partecipanti non deve sapere il ruolo che gli è stato assegnato ma deve metterlo in maniera visibile per gli altri (si può usare una fascia per la testa come nel gioco “indovina chi sono” o un post-it attaccato al petto o in fronte).</text:span></text:p>
      <text:h text:style-name="Heading_20_3" text:outline-level="3">Svolgimento:</text:h>
      <text:p text:style-name="P3">I giocatori (chiameremo così coloro che hanno un ruolo) devono simulare un incontro di fine giornata di grest parlando in maniera adeguata al ruolo delle persone a cui parlano, alla fine i giocatori dovranno dire chi pensano di essere e gli osservatori devono manifestare le critiche di due tipi: quelle relative a come si ha giocato e quelle relative a cosa si ha giocato, nel primo caso ci si riferirà ad un rivolgersi in maniera errata alle altri persone <text:soft-page-break/>mentre nel secondo caso ci si riferirà agli errori fatti dei giocatori come animator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mic Sans" svg:font-family="'Comic Sans'" style:font-family-generic="script" style:font-pitch="variable"/>
    <style:font-face style:name="Comic Sans1" svg:font-family="'Comic Sans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omic Sans1" fo:font-family="'Comic Sans'" style:font-style-name="Normale" style:font-family-generic="script" style:font-pitch="variable" fo:font-size="16pt" officeooo:rsid="000cfbfd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center" style:justify-single-word="false"/>
      <style:text-properties style:font-name="Comic Sans1" fo:font-family="'Comic Sans'" style:font-style-name="Normale" style:font-family-generic="script" style:font-pitch="variable" fo:font-size="22pt" fo:font-weight="normal" style:font-size-asian="26pt" style:font-weight-asian="bold" style:font-size-complex="2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Comic Sans" fo:font-family="'Comic Sans'" style:font-family-generic="script" style:font-pitch="variable" fo:font-size="18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4T16:49:05.389416397</meta:creation-date>
    <meta:generator>LibreOffice/7.6.1.2$Windows_X86_64 LibreOffice_project/f5defcebd022c5bc36bbb79be232cb6926d8f674</meta:generator>
    <dc:date>2024-05-14T13:07:52.780410693</dc:date>
    <meta:editing-duration>PT3H9M37S</meta:editing-duration>
    <meta:editing-cycles>13</meta:editing-cycles>
    <meta:document-statistic meta:table-count="0" meta:image-count="0" meta:object-count="0" meta:page-count="2" meta:paragraph-count="13" meta:word-count="200" meta:character-count="1211" meta:non-whitespace-character-count="1031"/>
  </office:meta>
</office:document-meta>
</file>